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5mm" svg:height="90.04mm" svg:x="11.28mm" svg:y="105.71mm">
            <draw:object draw:notify-on-update-of-ranges="Sheet1.A3:Sheet1.A10 Sheet1.B2:Sheet1.B2 Sheet1.B3:Sheet1.B10 Sheet1.C2:Sheet1.C2 Sheet1.C3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5mm" svg:height="90.04mm" svg:x="177.73mm" svg:y="109.69mm">
            <draw:object draw:notify-on-update-of-ranges="Sheet1.A15:Sheet1.A22 Sheet1.C17:Sheet1.C17 Sheet1.B15:Sheet1.B22 Sheet1.D17:Sheet1.D17 Sheet1.C15:Sheet1.C22 Sheet1.D14:Sheet1.D14 Sheet1.D15:Sheet1.D22 Sheet1.E14:Sheet1.E14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85mm" svg:height="90.04mm" svg:x="11.83mm" svg:y="200.02mm">
            <draw:object draw:notify-on-update-of-ranges="Sheet1.A3:Sheet1.A10 Sheet1.G3:Sheet1.G3 Sheet1.G3:Sheet1.G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4mm" svg:height="90.04mm" svg:x="178.01mm" svg:y="202.4mm">
            <draw:object draw:notify-on-update-of-ranges="Sheet1.A15:Sheet1.A22 Sheet1.G14:Sheet1.G14 Sheet1.G15:Sheet1.G22 Sheet1.H14:Sheet1.H14 Sheet1.H15:Sheet1.H22 Sheet1.I14:Sheet1.I14 Sheet1.I15:Sheet1.I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PC Local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number-columns-repeated="3"/>
          <table:table-cell table:style-name="Default" office:value-type="string" calcext:value-type="string">
            <text:p>Ganancia</text:p>
          </table:table-cell>
          <table:table-cell table:style-name="Default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003637" calcext:value-type="float">
            <text:p>0,002003637</text:p>
          </table:table-cell>
          <table:table-cell office:value-type="float" office:value="0.000688313" calcext:value-type="float">
            <text:p>0,000688313</text:p>
          </table:table-cell>
          <table:table-cell table:number-columns-repeated="3"/>
          <table:table-cell office:value-type="string" calcext:value-type="string">
            <text:p>2 threads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8423706" calcext:value-type="float">
            <text:p>0,048423706</text:p>
          </table:table-cell>
          <table:table-cell office:value-type="float" office:value="0.025583181" calcext:value-type="float">
            <text:p>0,025583181</text:p>
          </table:table-cell>
          <table:table-cell table:number-columns-repeated="3"/>
          <table:table-cell table:formula="of:=([.B3]/[.C3])" office:value-type="float" office:value="2.91093877349403" calcext:value-type="float">
            <text:p>2,9109387734940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75202311" calcext:value-type="float">
            <text:p>0,275202311</text:p>
          </table:table-cell>
          <table:table-cell office:value-type="float" office:value="0.149687304" calcext:value-type="float">
            <text:p>0,149687304</text:p>
          </table:table-cell>
          <table:table-cell table:number-columns-repeated="3"/>
          <table:table-cell table:formula="of:=([.B4]/[.C4])" office:value-type="float" office:value="1.89279456686798" calcext:value-type="float">
            <text:p>1,8927945668679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93235075" calcext:value-type="float">
            <text:p>1,093235075</text:p>
          </table:table-cell>
          <table:table-cell office:value-type="float" office:value="0.62671017" calcext:value-type="float">
            <text:p>0,62671017</text:p>
          </table:table-cell>
          <table:table-cell table:number-columns-repeated="3"/>
          <table:table-cell table:formula="of:=([.B5]/[.C5])" office:value-type="float" office:value="1.83851471464808" calcext:value-type="float">
            <text:p>1,8385147146480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278071486" calcext:value-type="float">
            <text:p>2,278071486</text:p>
          </table:table-cell>
          <table:table-cell office:value-type="float" office:value="1.199253763" calcext:value-type="float">
            <text:p>1,199253763</text:p>
          </table:table-cell>
          <table:table-cell table:number-columns-repeated="3"/>
          <table:table-cell table:formula="of:=([.B6]/[.C6])" office:value-type="float" office:value="1.7444029590265" calcext:value-type="float">
            <text:p>1,744402959026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560849023" calcext:value-type="float">
            <text:p>4,560849023</text:p>
          </table:table-cell>
          <table:table-cell office:value-type="float" office:value="2.430309419" calcext:value-type="float">
            <text:p>2,430309419</text:p>
          </table:table-cell>
          <table:table-cell table:number-columns-repeated="3"/>
          <table:table-cell table:formula="of:=([.B7]/[.C7])" office:value-type="float" office:value="1.89957418211578" calcext:value-type="float">
            <text:p>1,89957418211578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174370466" calcext:value-type="float">
            <text:p>7,174370466</text:p>
          </table:table-cell>
          <table:table-cell office:value-type="float" office:value="4.083503954" calcext:value-type="float">
            <text:p>4,083503954</text:p>
          </table:table-cell>
          <table:table-cell table:number-columns-repeated="3"/>
          <table:table-cell table:formula="of:=([.B8]/[.C8])" office:value-type="float" office:value="1.87665364226612" calcext:value-type="float">
            <text:p>1,87665364226612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.082416398" calcext:value-type="float">
            <text:p>13,082416398</text:p>
          </table:table-cell>
          <table:table-cell office:value-type="float" office:value="7.229414201" calcext:value-type="float">
            <text:p>7,229414201</text:p>
          </table:table-cell>
          <table:table-cell table:number-columns-repeated="3"/>
          <table:table-cell table:formula="of:=([.B9]/[.C9])" office:value-type="float" office:value="1.75691527345586" calcext:value-type="float">
            <text:p>1,75691527345586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ATCGRID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Ganancia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6 threads</text:p>
          </table:table-cell>
          <table:table-cell table:style-name="ce1" office:value-type="string" calcext:value-type="string">
            <text:p>12 threads</text:p>
          </table:table-cell>
          <table:table-cell/>
          <table:table-cell office:value-type="string" calcext:value-type="string">
            <text:p>2 threads</text:p>
          </table:table-cell>
          <table:table-cell office:value-type="string" calcext:value-type="string">
            <text:p>6 threads</text:p>
          </table:table-cell>
          <table:table-cell table:style-name="ce1" office:value-type="string" calcext:value-type="string">
            <text:p>12 thread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291116" calcext:value-type="float">
            <text:p>0,002291116</text:p>
          </table:table-cell>
          <table:table-cell office:value-type="float" office:value="0.000835726" calcext:value-type="float">
            <text:p>0,000835726</text:p>
          </table:table-cell>
          <table:table-cell office:value-type="float" office:value="0.000488585" calcext:value-type="float">
            <text:p>0,000488585</text:p>
          </table:table-cell>
          <table:table-cell table:style-name="ce1" office:value-type="float" office:value="0.000272223" calcext:value-type="float">
            <text:p>0,000272223</text:p>
          </table:table-cell>
          <table:table-cell/>
          <table:table-cell table:formula="of:=[.B15]/[.C15]" office:value-type="float" office:value="2.74146789737306" calcext:value-type="float">
            <text:p>2,74146789737306</text:p>
          </table:table-cell>
          <table:table-cell table:formula="of:=[.B15]/[.D15]" office:value-type="float" office:value="4.68928845543764" calcext:value-type="float">
            <text:p>4,68928845543764</text:p>
          </table:table-cell>
          <table:table-cell table:style-name="ce1" table:formula="of:=[.B15]/[.E15]" office:value-type="float" office:value="8.41632044316608" calcext:value-type="float">
            <text:p>8,416320443166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61665767" calcext:value-type="float">
            <text:p>0,061665767</text:p>
          </table:table-cell>
          <table:table-cell office:value-type="float" office:value="0.032699398" calcext:value-type="float">
            <text:p>0,032699398</text:p>
          </table:table-cell>
          <table:table-cell office:value-type="float" office:value="0.013186405" calcext:value-type="float">
            <text:p>0,013186405</text:p>
          </table:table-cell>
          <table:table-cell table:style-name="ce1" office:value-type="float" office:value="0.006028771" calcext:value-type="float">
            <text:p>0,006028771</text:p>
          </table:table-cell>
          <table:table-cell/>
          <table:table-cell table:formula="of:=[.B16]/[.C16]" office:value-type="float" office:value="1.88583799004495" calcext:value-type="float">
            <text:p>1,88583799004495</text:p>
          </table:table-cell>
          <table:table-cell table:formula="of:=[.B16]/[.D16]" office:value-type="float" office:value="4.6764654202567" calcext:value-type="float">
            <text:p>4,6764654202567</text:p>
          </table:table-cell>
          <table:table-cell table:style-name="ce1" table:formula="of:=[.B16]/[.E16]" office:value-type="float" office:value="10.2285800870526" calcext:value-type="float">
            <text:p>10,22858008705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97430269" calcext:value-type="float">
            <text:p>0,897430269</text:p>
          </table:table-cell>
          <table:table-cell office:value-type="float" office:value="0.449487977" calcext:value-type="float">
            <text:p>0,449487977</text:p>
          </table:table-cell>
          <table:table-cell office:value-type="float" office:value="0.151427305" calcext:value-type="float">
            <text:p>0,151427305</text:p>
          </table:table-cell>
          <table:table-cell table:style-name="ce1" office:value-type="float" office:value="0.076608783" calcext:value-type="float">
            <text:p>0,076608783</text:p>
          </table:table-cell>
          <table:table-cell/>
          <table:table-cell table:formula="of:=[.B17]/[.C17]" office:value-type="float" office:value="1.99656123171455" calcext:value-type="float">
            <text:p>1,99656123171455</text:p>
          </table:table-cell>
          <table:table-cell table:formula="of:=[.B17]/[.D17]" office:value-type="float" office:value="5.9264758690647" calcext:value-type="float">
            <text:p>5,9264758690647</text:p>
          </table:table-cell>
          <table:table-cell table:style-name="ce1" table:formula="of:=[.B17]/[.E17]" office:value-type="float" office:value="11.7144566700661" calcext:value-type="float">
            <text:p>11,71445667006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139691563" calcext:value-type="float">
            <text:p>3,139691563</text:p>
          </table:table-cell>
          <table:table-cell office:value-type="float" office:value="1.667738588" calcext:value-type="float">
            <text:p>1,667738588</text:p>
          </table:table-cell>
          <table:table-cell office:value-type="float" office:value="0.554468854" calcext:value-type="float">
            <text:p>0,554468854</text:p>
          </table:table-cell>
          <table:table-cell table:style-name="ce1" office:value-type="float" office:value="0.278867828" calcext:value-type="float">
            <text:p>0,278867828</text:p>
          </table:table-cell>
          <table:table-cell/>
          <table:table-cell table:formula="of:=[.B18]/[.C18]" office:value-type="float" office:value="1.88260413567885" calcext:value-type="float">
            <text:p>1,88260413567885</text:p>
          </table:table-cell>
          <table:table-cell table:formula="of:=[.B18]/[.D18]" office:value-type="float" office:value="5.66252106020007" calcext:value-type="float">
            <text:p>5,66252106020007</text:p>
          </table:table-cell>
          <table:table-cell table:style-name="ce1" table:formula="of:=[.B18]/[.E18]" office:value-type="float" office:value="11.2587084193878" calcext:value-type="float">
            <text:p>11,25870841938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328681355" calcext:value-type="float">
            <text:p>7,328681355</text:p>
          </table:table-cell>
          <table:table-cell office:value-type="float" office:value="3.837485665" calcext:value-type="float">
            <text:p>3,837485665</text:p>
          </table:table-cell>
          <table:table-cell office:value-type="float" office:value="1.385986549" calcext:value-type="float">
            <text:p>1,385986549</text:p>
          </table:table-cell>
          <table:table-cell table:style-name="ce1" office:value-type="float" office:value="0.69656516" calcext:value-type="float">
            <text:p>0,69656516</text:p>
          </table:table-cell>
          <table:table-cell/>
          <table:table-cell table:formula="of:=[.B19]/[.C19]" office:value-type="float" office:value="1.90976123294522" calcext:value-type="float">
            <text:p>1,90976123294522</text:p>
          </table:table-cell>
          <table:table-cell table:formula="of:=[.B19]/[.D19]" office:value-type="float" office:value="5.28770020191588" calcext:value-type="float">
            <text:p>5,28770020191588</text:p>
          </table:table-cell>
          <table:table-cell table:style-name="ce1" table:formula="of:=[.B19]/[.E19]" office:value-type="float" office:value="10.5211712785061" calcext:value-type="float">
            <text:p>10,521171278506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.508488329" calcext:value-type="float">
            <text:p>13,508488329</text:p>
          </table:table-cell>
          <table:table-cell office:value-type="float" office:value="6.933593564" calcext:value-type="float">
            <text:p>6,933593564</text:p>
          </table:table-cell>
          <table:table-cell office:value-type="float" office:value="2.595726846" calcext:value-type="float">
            <text:p>2,595726846</text:p>
          </table:table-cell>
          <table:table-cell table:style-name="ce1" office:value-type="float" office:value="1.337295778" calcext:value-type="float">
            <text:p>1,337295778</text:p>
          </table:table-cell>
          <table:table-cell/>
          <table:table-cell table:formula="of:=[.B20]/[.C20]" office:value-type="float" office:value="1.94826653802403" calcext:value-type="float">
            <text:p>1,94826653802403</text:p>
          </table:table-cell>
          <table:table-cell table:formula="of:=[.B20]/[.D20]" office:value-type="float" office:value="5.20412552261287" calcext:value-type="float">
            <text:p>5,20412552261287</text:p>
          </table:table-cell>
          <table:table-cell table:style-name="ce1" table:formula="of:=[.B20]/[.E20]" office:value-type="float" office:value="10.1013467261541" calcext:value-type="float">
            <text:p>10,101346726154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3.799706214" calcext:value-type="float">
            <text:p>23,799706214</text:p>
          </table:table-cell>
          <table:table-cell office:value-type="float" office:value="12.354624058" calcext:value-type="float">
            <text:p>12,354624058</text:p>
          </table:table-cell>
          <table:table-cell office:value-type="float" office:value="4.413120911" calcext:value-type="float">
            <text:p>4,413120911</text:p>
          </table:table-cell>
          <table:table-cell table:style-name="ce1" office:value-type="float" office:value="2.283656209" calcext:value-type="float">
            <text:p>2,283656209</text:p>
          </table:table-cell>
          <table:table-cell/>
          <table:table-cell table:formula="of:=[.B21]/[.C21]" office:value-type="float" office:value="1.92638044688935" calcext:value-type="float">
            <text:p>1,92638044688935</text:p>
          </table:table-cell>
          <table:table-cell table:formula="of:=[.B21]/[.D21]" office:value-type="float" office:value="5.3929422497076" calcext:value-type="float">
            <text:p>5,3929422497076</text:p>
          </table:table-cell>
          <table:table-cell table:style-name="ce1" table:formula="of:=[.B21]/[.E21]" office:value-type="float" office:value="10.4217553063391" calcext:value-type="float">
            <text:p>10,42175530633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.677947499" calcext:value-type="float">
            <text:p>41,677947499</text:p>
          </table:table-cell>
          <table:table-cell office:value-type="float" office:value="19.751226744" calcext:value-type="float">
            <text:p>19,751226744</text:p>
          </table:table-cell>
          <table:table-cell office:value-type="float" office:value="7.013371938" calcext:value-type="float">
            <text:p>7,013371938</text:p>
          </table:table-cell>
          <table:table-cell table:style-name="ce1" office:value-type="float" office:value="3.586483849" calcext:value-type="float">
            <text:p>3,586483849</text:p>
          </table:table-cell>
          <table:table-cell/>
          <table:table-cell table:formula="of:=[.B22]/[.C22]" office:value-type="float" office:value="2.11014475400425" calcext:value-type="float">
            <text:p>2,11014475400425</text:p>
          </table:table-cell>
          <table:table-cell table:formula="of:=[.B22]/[.D22]" office:value-type="float" office:value="5.94264041140891" calcext:value-type="float">
            <text:p>5,94264041140891</text:p>
          </table:table-cell>
          <table:table-cell table:style-name="ce1" table:formula="of:=[.B22]/[.E22]" office:value-type="float" office:value="11.6208379163957" calcext:value-type="float">
            <text:p>11,6208379163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3:16:02.709745548</meta:creation-date>
    <dc:date>2018-05-08T01:11:55.232772442</dc:date>
    <meta:editing-duration>PT28M51S</meta:editing-duration>
    <meta:editing-cycles>3</meta:editing-cycles>
    <meta:generator>LibreOffice/6.0.3.2$Linux_X86_64 LibreOffice_project/00m0$Build-2</meta:generator>
    <meta:document-statistic meta:table-count="1" meta:cell-count="1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5.965cm" svg:y="0.316cm" chart:style-name="ch2">
          <text:p>Ejecución en mi PC</text:p>
        </chart:title>
        <chart:legend chart:legend-position="end" svg:x="13.213cm" svg:y="3.954cm" style:legend-expansion="high" chart:style-name="ch3"/>
        <chart:plot-area chart:style-name="ch4" table:cell-range-address="Sheet1.A2:Sheet1.C10" chart:data-source-has-labels="both" svg:x="1.33cm" svg:y="1.275cm" svg:width="11.564cm" svg:height="6.569cm">
          <chartooo:coordinate-region svg:x="1.766cm" svg:y="1.475cm" svg:width="10.571cm" svg:height="5.722cm"/>
          <chart:axis chart:dimension="x" chart:name="primary-x" chart:style-name="ch5" chartooo:axis-type="auto">
            <chartooo:date-scale/>
            <chart:title svg:x="5.811cm" svg:y="8.024cm" chart:style-name="ch6">
              <text:p>Tamaño matrices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159cm" chart:style-name="ch7">
              <text:p>Tiempo</text:p>
            </chart:title>
            <chart:grid chart:style-name="ch8" chart:class="major"/>
          </chart:axis>
          <chart:series chart:style-name="ch9" chart:values-cell-range-address="Sheet1.B3:Sheet1.B10" chart:label-cell-address="Sheet1.B2:Sheet1.B2" chart:class="chart:line">
            <chart:data-point chart:repeated="8"/>
          </chart:series>
          <chart:series chart:style-name="ch10" chart:values-cell-range-address="Sheet1.C3:Sheet1.C10" chart:label-cell-address="Sheet1.C2:Sheet1.C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2:Sheet1.B2</svg:desc>
                </draw:g>
              </table:table-cell>
              <table:table-cell office:value-type="string">
                <text:p>2 thread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0</svg:desc>
                </draw:g>
              </table:table-cell>
              <table:table-cell office:value-type="float" office:value="0.002003637">
                <text:p>0.002003637</text:p>
                <draw:g>
                  <svg:desc>Sheet1.B3:Sheet1.B10</svg:desc>
                </draw:g>
              </table:table-cell>
              <table:table-cell office:value-type="float" office:value="0.000688313">
                <text:p>0.000688313</text:p>
                <draw:g>
                  <svg:desc>Sheet1.C3:Sheet1.C1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48423706">
                <text:p>0.048423706</text:p>
              </table:table-cell>
              <table:table-cell office:value-type="float" office:value="0.025583181">
                <text:p>0.0255831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75202311">
                <text:p>0.275202311</text:p>
              </table:table-cell>
              <table:table-cell office:value-type="float" office:value="0.149687304">
                <text:p>0.14968730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093235075">
                <text:p>1.093235075</text:p>
              </table:table-cell>
              <table:table-cell office:value-type="float" office:value="0.62671017">
                <text:p>0.6267101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.278071486">
                <text:p>2.278071486</text:p>
              </table:table-cell>
              <table:table-cell office:value-type="float" office:value="1.199253763">
                <text:p>1.1992537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.560849023">
                <text:p>4.560849023</text:p>
              </table:table-cell>
              <table:table-cell office:value-type="float" office:value="2.430309419">
                <text:p>2.43030941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.174370466">
                <text:p>7.174370466</text:p>
              </table:table-cell>
              <table:table-cell office:value-type="float" office:value="4.083503954">
                <text:p>4.0835039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.082416398">
                <text:p>13.082416398</text:p>
              </table:table-cell>
              <table:table-cell office:value-type="float" office:value="7.229414201">
                <text:p>7.229414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5.581cm" svg:y="0.316cm" chart:style-name="ch2">
          <text:p>Ejecución en ATCGRID</text:p>
        </chart:title>
        <chart:legend chart:legend-position="end" svg:x="13.028cm" svg:y="3.456cm" style:legend-expansion="high" chart:style-name="ch3"/>
        <chart:plot-area chart:style-name="ch4" table:cell-range-address="Sheet1.A15:Sheet1.E22 Sheet1.C17:Sheet1.D17 Sheet1.D14:Sheet1.E14" chart:data-source-has-labels="both" svg:x="1.33cm" svg:y="1.275cm" svg:width="11.379cm" svg:height="6.569cm">
          <chartooo:coordinate-region svg:x="1.951cm" svg:y="1.474cm" svg:width="10.386cm" svg:height="5.723cm"/>
          <chart:axis chart:dimension="x" chart:name="primary-x" chart:style-name="ch5" chartooo:axis-type="auto">
            <chartooo:date-scale/>
            <chart:title svg:x="5.718cm" svg:y="8.024cm" chart:style-name="ch6">
              <text:p>Tamaño matrices</text:p>
            </chart:title>
            <chart:categories table:cell-range-address="Sheet1.A15:Sheet1.A22"/>
          </chart:axis>
          <chart:axis chart:dimension="y" chart:name="primary-y" chart:style-name="ch5">
            <chart:title svg:x="0.451cm" svg:y="5.159cm" chart:style-name="ch7">
              <text:p>Tiempo</text:p>
            </chart:title>
            <chart:grid chart:style-name="ch8" chart:class="major"/>
          </chart:axis>
          <chart:series chart:style-name="ch9" chart:values-cell-range-address="Sheet1.B15:Sheet1.B22" chart:label-cell-address="Sheet1.C17:Sheet1.C17" chart:class="chart:line">
            <chart:data-point chart:repeated="8"/>
          </chart:series>
          <chart:series chart:style-name="ch10" chart:values-cell-range-address="Sheet1.C15:Sheet1.C22" chart:label-cell-address="Sheet1.D17:Sheet1.D17" chart:class="chart:line">
            <chart:data-point chart:repeated="8"/>
          </chart:series>
          <chart:series chart:style-name="ch11" chart:values-cell-range-address="Sheet1.D15:Sheet1.D22" chart:label-cell-address="Sheet1.D14:Sheet1.D14" chart:class="chart:line">
            <chart:data-point chart:repeated="8"/>
          </chart:series>
          <chart:series chart:style-name="ch12" chart:values-cell-range-address="Sheet1.E15:Sheet1.E22" chart:label-cell-address="Sheet1.E14:Sheet1.E14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17:Sheet1.C17</svg:desc>
                </draw:g>
              </table:table-cell>
              <table:table-cell office:value-type="string">
                <text:p>2 threads</text:p>
                <draw:g>
                  <svg:desc>Sheet1.D17:Sheet1.D17</svg:desc>
                </draw:g>
              </table:table-cell>
              <table:table-cell office:value-type="string">
                <text:p>6 threads</text:p>
                <draw:g>
                  <svg:desc>Sheet1.D14:Sheet1.D14</svg:desc>
                </draw:g>
              </table:table-cell>
              <table:table-cell office:value-type="string">
                <text:p>12 threads</text:p>
                <draw:g>
                  <svg:desc>Sheet1.E14:Sheet1.E1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5:Sheet1.A22</svg:desc>
                </draw:g>
              </table:table-cell>
              <table:table-cell office:value-type="float" office:value="0.002291116">
                <text:p>0.002291116</text:p>
                <draw:g>
                  <svg:desc>Sheet1.B15:Sheet1.B22</svg:desc>
                </draw:g>
              </table:table-cell>
              <table:table-cell office:value-type="float" office:value="0.000835726">
                <text:p>0.000835726</text:p>
                <draw:g>
                  <svg:desc>Sheet1.C15:Sheet1.C22</svg:desc>
                </draw:g>
              </table:table-cell>
              <table:table-cell office:value-type="float" office:value="0.000488585">
                <text:p>0.000488585</text:p>
                <draw:g>
                  <svg:desc>Sheet1.D15:Sheet1.D22</svg:desc>
                </draw:g>
              </table:table-cell>
              <table:table-cell office:value-type="float" office:value="0.000272223">
                <text:p>0.000272223</text:p>
                <draw:g>
                  <svg:desc>Sheet1.E15:Sheet1.E22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61665767">
                <text:p>0.061665767</text:p>
              </table:table-cell>
              <table:table-cell office:value-type="float" office:value="0.032699398">
                <text:p>0.032699398</text:p>
              </table:table-cell>
              <table:table-cell office:value-type="float" office:value="0.013186405">
                <text:p>0.013186405</text:p>
              </table:table-cell>
              <table:table-cell office:value-type="float" office:value="0.006028771">
                <text:p>0.0060287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97430269">
                <text:p>0.897430269</text:p>
              </table:table-cell>
              <table:table-cell office:value-type="float" office:value="0.449487977">
                <text:p>0.449487977</text:p>
              </table:table-cell>
              <table:table-cell office:value-type="float" office:value="0.151427305">
                <text:p>0.151427305</text:p>
              </table:table-cell>
              <table:table-cell office:value-type="float" office:value="0.076608783">
                <text:p>0.0766087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139691563">
                <text:p>3.139691563</text:p>
              </table:table-cell>
              <table:table-cell office:value-type="float" office:value="1.667738588">
                <text:p>1.667738588</text:p>
              </table:table-cell>
              <table:table-cell office:value-type="float" office:value="0.554468854">
                <text:p>0.554468854</text:p>
              </table:table-cell>
              <table:table-cell office:value-type="float" office:value="0.278867828">
                <text:p>0.27886782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.328681355">
                <text:p>7.328681355</text:p>
              </table:table-cell>
              <table:table-cell office:value-type="float" office:value="3.837485665">
                <text:p>3.837485665</text:p>
              </table:table-cell>
              <table:table-cell office:value-type="float" office:value="1.385986549">
                <text:p>1.385986549</text:p>
              </table:table-cell>
              <table:table-cell office:value-type="float" office:value="0.69656516">
                <text:p>0.6965651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3.508488329">
                <text:p>13.508488329</text:p>
              </table:table-cell>
              <table:table-cell office:value-type="float" office:value="6.933593564">
                <text:p>6.933593564</text:p>
              </table:table-cell>
              <table:table-cell office:value-type="float" office:value="2.595726846">
                <text:p>2.595726846</text:p>
              </table:table-cell>
              <table:table-cell office:value-type="float" office:value="1.337295778">
                <text:p>1.33729577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3.799706214">
                <text:p>23.799706214</text:p>
              </table:table-cell>
              <table:table-cell office:value-type="float" office:value="12.354624058">
                <text:p>12.354624058</text:p>
              </table:table-cell>
              <table:table-cell office:value-type="float" office:value="4.413120911">
                <text:p>4.413120911</text:p>
              </table:table-cell>
              <table:table-cell office:value-type="float" office:value="2.283656209">
                <text:p>2.28365620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1.677947499">
                <text:p>41.677947499</text:p>
              </table:table-cell>
              <table:table-cell office:value-type="float" office:value="19.751226744">
                <text:p>19.751226744</text:p>
              </table:table-cell>
              <table:table-cell office:value-type="float" office:value="7.013371938">
                <text:p>7.013371938</text:p>
              </table:table-cell>
              <table:table-cell office:value-type="float" office:value="3.586483849">
                <text:p>3.5864838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6.296cm" svg:y="0.316cm" chart:style-name="ch2">
          <text:p>Ganancia mi PC</text:p>
        </chart:title>
        <chart:legend chart:legend-position="end" svg:x="13.213cm" svg:y="4.203cm" style:legend-expansion="high" chart:style-name="ch3"/>
        <chart:plot-area chart:style-name="ch4" table:cell-range-address="Sheet1.A3:Sheet1.A10 Sheet1.G3:Sheet1.G10" chart:data-source-has-labels="both" svg:x="1.33cm" svg:y="1.275cm" svg:width="11.564cm" svg:height="6.569cm">
          <chartooo:coordinate-region svg:x="2.057cm" svg:y="1.475cm" svg:width="10.465cm" svg:height="5.722cm"/>
          <chart:axis chart:dimension="x" chart:name="primary-x" chart:style-name="ch5" chartooo:axis-type="auto">
            <chartooo:date-scale/>
            <chart:title svg:x="5.811cm" svg:y="8.024cm" chart:style-name="ch6">
              <text:p>Tamaño matrices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317cm" chart:style-name="ch7">
              <text:p>Ganancia</text:p>
            </chart:title>
            <chart:grid chart:style-name="ch8" chart:class="major"/>
          </chart:axis>
          <chart:series chart:style-name="ch9" chart:values-cell-range-address="Sheet1.G3:Sheet1.G10" chart:label-cell-address="Sheet1.G3:Sheet1.G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0</svg:desc>
                </draw:g>
              </table:table-cell>
              <table:table-cell office:value-type="float" office:value="NaN">
                <text:p>NaN</text:p>
                <draw:g>
                  <svg:desc>Sheet1.G3:Sheet1.G1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91093877349403">
                <text:p>2.910938773494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89279456686798">
                <text:p>1.892794566867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83851471464808">
                <text:p>1.838514714648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7444029590265">
                <text:p>1.744402959026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89957418211578">
                <text:p>1.8995741821157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87665364226612">
                <text:p>1.8766536422661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75691527345586">
                <text:p>1.756915273455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line" chart:style-name="ch1">
        <chart:title svg:x="5.607cm" svg:y="0.316cm" chart:style-name="ch2">
          <text:p>Ganancia en ATCGRID</text:p>
        </chart:title>
        <chart:legend chart:legend-position="end" svg:x="13.027cm" svg:y="3.705cm" style:legend-expansion="high" chart:style-name="ch3"/>
        <chart:plot-area chart:style-name="ch4" table:cell-range-address="Sheet1.A15:Sheet1.A22 Sheet1.G14:Sheet1.I22" chart:data-source-has-labels="both" svg:x="1.33cm" svg:y="1.275cm" svg:width="11.378cm" svg:height="6.569cm">
          <chartooo:coordinate-region svg:x="1.766cm" svg:y="1.475cm" svg:width="10.385cm" svg:height="5.722cm"/>
          <chart:axis chart:dimension="x" chart:name="primary-x" chart:style-name="ch5" chartooo:axis-type="auto">
            <chartooo:date-scale/>
            <chart:title svg:x="5.718cm" svg:y="8.024cm" chart:style-name="ch6">
              <text:p>Tamaño matrices</text:p>
            </chart:title>
            <chart:categories table:cell-range-address="Sheet1.A15:Sheet1.A22"/>
          </chart:axis>
          <chart:axis chart:dimension="y" chart:name="primary-y" chart:style-name="ch5">
            <chart:title svg:x="0.451cm" svg:y="5.317cm" chart:style-name="ch7">
              <text:p>Ganancia</text:p>
            </chart:title>
            <chart:grid chart:style-name="ch8" chart:class="major"/>
          </chart:axis>
          <chart:series chart:style-name="ch9" chart:values-cell-range-address="Sheet1.G15:Sheet1.G22" chart:label-cell-address="Sheet1.G14:Sheet1.G14" chart:class="chart:line">
            <chart:data-point chart:repeated="8"/>
          </chart:series>
          <chart:series chart:style-name="ch10" chart:values-cell-range-address="Sheet1.H15:Sheet1.H22" chart:label-cell-address="Sheet1.H14:Sheet1.H14" chart:class="chart:line">
            <chart:data-point chart:repeated="8"/>
          </chart:series>
          <chart:series chart:style-name="ch11" chart:values-cell-range-address="Sheet1.I15:Sheet1.I22" chart:label-cell-address="Sheet1.I14:Sheet1.I1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Sheet1.G14:Sheet1.G14</svg:desc>
                </draw:g>
              </table:table-cell>
              <table:table-cell office:value-type="string">
                <text:p>6 threads</text:p>
                <draw:g>
                  <svg:desc>Sheet1.H14:Sheet1.H14</svg:desc>
                </draw:g>
              </table:table-cell>
              <table:table-cell office:value-type="string">
                <text:p>12 threads</text:p>
                <draw:g>
                  <svg:desc>Sheet1.I14:Sheet1.I1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5:Sheet1.A22</svg:desc>
                </draw:g>
              </table:table-cell>
              <table:table-cell office:value-type="float" office:value="2.74146789737306">
                <text:p>2.74146789737306</text:p>
                <draw:g>
                  <svg:desc>Sheet1.G15:Sheet1.G22</svg:desc>
                </draw:g>
              </table:table-cell>
              <table:table-cell office:value-type="float" office:value="4.68928845543764">
                <text:p>4.68928845543764</text:p>
                <draw:g>
                  <svg:desc>Sheet1.H15:Sheet1.H22</svg:desc>
                </draw:g>
              </table:table-cell>
              <table:table-cell office:value-type="float" office:value="8.41632044316608">
                <text:p>8.41632044316608</text:p>
                <draw:g>
                  <svg:desc>Sheet1.I15:Sheet1.I22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88583799004495">
                <text:p>1.88583799004495</text:p>
              </table:table-cell>
              <table:table-cell office:value-type="float" office:value="4.6764654202567">
                <text:p>4.6764654202567</text:p>
              </table:table-cell>
              <table:table-cell office:value-type="float" office:value="10.2285800870526">
                <text:p>10.22858008705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99656123171455">
                <text:p>1.99656123171455</text:p>
              </table:table-cell>
              <table:table-cell office:value-type="float" office:value="5.9264758690647">
                <text:p>5.9264758690647</text:p>
              </table:table-cell>
              <table:table-cell office:value-type="float" office:value="11.7144566700661">
                <text:p>11.714456670066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88260413567885">
                <text:p>1.88260413567885</text:p>
              </table:table-cell>
              <table:table-cell office:value-type="float" office:value="5.66252106020007">
                <text:p>5.66252106020007</text:p>
              </table:table-cell>
              <table:table-cell office:value-type="float" office:value="11.2587084193878">
                <text:p>11.258708419387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90976123294522">
                <text:p>1.90976123294522</text:p>
              </table:table-cell>
              <table:table-cell office:value-type="float" office:value="5.28770020191588">
                <text:p>5.28770020191588</text:p>
              </table:table-cell>
              <table:table-cell office:value-type="float" office:value="10.5211712785061">
                <text:p>10.521171278506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94826653802403">
                <text:p>1.94826653802403</text:p>
              </table:table-cell>
              <table:table-cell office:value-type="float" office:value="5.20412552261287">
                <text:p>5.20412552261287</text:p>
              </table:table-cell>
              <table:table-cell office:value-type="float" office:value="10.1013467261541">
                <text:p>10.101346726154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92638044688935">
                <text:p>1.92638044688935</text:p>
              </table:table-cell>
              <table:table-cell office:value-type="float" office:value="5.3929422497076">
                <text:p>5.3929422497076</text:p>
              </table:table-cell>
              <table:table-cell office:value-type="float" office:value="10.4217553063391">
                <text:p>10.421755306339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11014475400425">
                <text:p>2.11014475400425</text:p>
              </table:table-cell>
              <table:table-cell office:value-type="float" office:value="5.94264041140891">
                <text:p>5.94264041140891</text:p>
              </table:table-cell>
              <table:table-cell office:value-type="float" office:value="11.6208379163957">
                <text:p>11.62083791639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